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d58" officeooo:paragraph-rsid="00088d58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Bureau étude – Processus de Poisson</text:span></text:p>
      <text:p text:style-name="P1"/>
      <text:p text:style-name="P1">1) Prendre 2 ou 3 tests et les refaire (travail théorique)</text:p>
      <text:p text:style-name="P1">On regarde : stat de test, loi sous H0, ...</text:p>
      <text:p text:style-name="P1"/>
      <text:p text:style-name="P1">2) Pratique : implémenter les tests -verif niveau alpha</text:p>
      <text:p text:style-name="P1">- etude de puissance (comparé les tests selon les alternatives)</text:p>
      <text:p text:style-name="P1"/>
      <text:p text:style-name="P1">3) Danish fire → homogène Poisson ou plus en plus souvent 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4:19:10.978617347</meta:creation-date>
    <dc:date>2024-11-19T14:25:07.789955247</dc:date>
    <meta:editing-duration>PT5M57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6" meta:word-count="57" meta:character-count="317" meta:non-whitespace-character-count="261"/>
  </office:meta>
</office:document-meta>
</file>